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French could only count about 50,000 French men in North America, compared to 1.2 million English in their territories. The French still had a lot of support from their Indian allies, but the British had the support of the tenacious Iroquois confederation. This is the time when the middle colonies took part in the war. It's these big tobacco planters who dominated Virginia in politics. The French were realizing the threat to the Ohio Valley, they were listening to the concerns of the trappers, and their Indian allies. They began to lay out a string of forts outside the English frontiers. In 1754, with London's approval, the Virginia Governor, Robert Dinwiddie, sent a 22 year old major to check out the French's strength, to tell them they're trespassing on Virginia soil, and also to build a fort on the site of what would be present day Pittsburgh. The 22 year old major was George Washington, he sends out his 150 men to do his job, but he never makes it. On his way, he's attacked by the French and their Indian allies. While George Washington's men were fighting the Indians, Washington builds a fort. He calls it Fort Necessity. George Washington and his men surrender, and give up his “fort”. The French tear down Fort Necessity and build a real fort, which they call Fort Duquesne. George Washington returns and, despite not completing any of his orders, is offered a new position. He chooses (position at 14 min). They battle in the woods 17 more times until the war is won in 1756.</text:p>
      <text:p text:style-name="Standard">Back in America, a new form of warfare comes to light, a primitive type of germ warfare. Both General Braddock, and British commander Jeffery Amherst, approve of it and use it, mostly against France's Indian allies. There were shortages on both sides during this war, particularly for the French, which meant shortages for their allies. The French had a serious problem of smallpox. The British began to fear the French, that they might get together and attack Halifax. The British rounded up and deported thousands of French and Arcadians from Nova Scotia. At the worst point in the war for the British, William Pitt becomes prime minister of England in 1757. Pitt does 2 things that turns the war around, first, he handpicks General Wolfe to join Jeffery Amherst's Army, Wolfe is a brilliant tactician. The other thing Pitt did, is he paid the Prussian government to fight on their side. In July of 1758, with some 10000 royal marines, British General James Wolfe retook the fortress at port/fort Louisberg. When the French retreat out of the Ohio Valley, they leave their Indian allies on their own, and they stop fighting. That ends the war on the American colonies frontier. Wolfe then engineers one of the most daring attacks in history, by attacking the city of Quebec. Wolfe realized early on that Quebec supported and anchored the whole war effort in North America, if he could take that city It was over. From that city the French controlled access to Saint Laurence, …(28 min), and to the Mississippi rivers. The only way to take the city is to get behind the city, what is called the Plains of Abraham, which is a fairly level ground. The city is heavily manned, and they are well armed. If that's not bad enough, one of France's best generals is in command, General Louis-Joseph Montcalm. They try 3 attempts to take the city from the cliff, but they fail. One of the scouts tells him they found a blockaded path that led up to the Plains of Abraham. On the night of September 12<text:span text:style-name="T1">th</text:span>, 1759, General James Wolfe and 4,500 men marched up the path without anyone noticing them. They reached the Plains of Abraham. The French awoke the next morning, only to find 2 rows of 4,500 British soldiers. The French command their 4000ish unruly trappers, and charge the British. Wolfe tells his soldiers not to fire until they are within 60 meters of them. Wolfe gives the order to fire, and 4,500 muskets shoot as one. Among the wounded after the fight, was British General James Wolfe. 5 days after the Battle, the city of Quebec surrenders.</text:p>
      <text:p text:style-name="Standard"/>
      <text:p text:style-name="Standard">Britain took Florida from the Spanish, and Canada from the French.</text:p>
      <text:p text:style-name="Standard">France gives the entire Louisiana territory to Spain, to compensate for losing Florida.</text:p>
      <text:p text:style-name="Standard">France loses trading posts in Africa and is forced to give all of India to the British.</text:p>
      <text:p text:style-name="Standard">The borders of the colonies are finally secured.</text:p>
      <text:p text:style-name="Standard">The British allow France to keep 2 tiny islands off the coast of Newfoundland as fishing bases, St. Pierre and Miquelon.</text:p>
      <text:p text:style-name="Standard">Great Britain is deeply in debt, they start looking for ways to fix that, for ways to start taxing American <text:soft-page-break/>colonies.</text:p>
      <text:p text:style-name="Standard">King George II dies 6 weeks after the fall of Montreal and he's succeeded by his grandson, King George III in 17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7-10-18T09:54:40.09</meta:creation-date>
    <dc:date>2017-11-02T18:02:42.01</dc:date>
    <dc:creator>Timothy Cayer</dc:creator>
    <meta:editing-duration>PT3H23M30S</meta:editing-duration>
    <meta:editing-cycles>12</meta:editing-cycles>
    <meta:generator>OpenOffice/4.1.3$Win32 OpenOffice.org_project/413m1$Build-9783</meta:generator>
    <meta:document-statistic meta:table-count="0" meta:image-count="0" meta:object-count="0" meta:page-count="2" meta:paragraph-count="9" meta:word-count="822" meta:character-count="4685"/>
  </office:meta>
</office:document-meta>
</file>